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yush</text:p>
          </table:table-cell>
          <table:table-cell office:value-type="string" calcext:value-type="string">
            <text:p>Panau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shal</text:p>
          </table:table-cell>
          <table:table-cell office:value-type="string" calcext:value-type="string">
            <text:p>panaut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jaya</text:p>
          </table:table-cell>
          <table:table-cell office:value-type="string" calcext:value-type="string">
            <text:p>sa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6:29:06.582070925</meta:creation-date>
    <dc:date>2021-10-20T16:31:35.955521036</dc:date>
    <meta:editing-duration>PT2M30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